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ubtitle">
      <style:text-properties officeooo:rsid="00126c7b" officeooo:paragraph-rsid="00126c7b"/>
    </style:style>
    <style:style style:name="P2" style:family="paragraph" style:parent-style-name="Subtitle">
      <style:text-properties fo:language="fi" fo:country="FI" officeooo:rsid="001daed3" officeooo:paragraph-rsid="001daed3"/>
    </style:style>
    <style:style style:name="P3" style:family="paragraph" style:parent-style-name="Subtitle">
      <style:text-properties fo:language="fi" fo:country="FI" officeooo:rsid="0023391a" officeooo:paragraph-rsid="0023391a"/>
    </style:style>
    <style:style style:name="P4" style:family="paragraph" style:parent-style-name="Text_20_body">
      <style:text-properties officeooo:rsid="00126c7b" officeooo:paragraph-rsid="00126c7b"/>
    </style:style>
    <style:style style:name="P5" style:family="paragraph" style:parent-style-name="Text_20_body">
      <style:text-properties officeooo:rsid="00126c7b" officeooo:paragraph-rsid="00180f8c"/>
    </style:style>
    <style:style style:name="P6" style:family="paragraph" style:parent-style-name="Text_20_body">
      <style:text-properties fo:language="fi" fo:country="FI" officeooo:rsid="001daed3" officeooo:paragraph-rsid="001daed3"/>
    </style:style>
    <style:style style:name="P7" style:family="paragraph" style:parent-style-name="Subtitle">
      <style:text-properties officeooo:rsid="0023f360" officeooo:paragraph-rsid="0023f360"/>
    </style:style>
    <style:style style:name="P8" style:family="paragraph" style:parent-style-name="Subtitle">
      <style:text-properties officeooo:rsid="0025a82f" officeooo:paragraph-rsid="0025a82f"/>
    </style:style>
    <style:style style:name="P9" style:family="paragraph" style:parent-style-name="Text_20_body">
      <style:text-properties fo:language="fi" fo:country="FI" officeooo:rsid="001d1101" officeooo:paragraph-rsid="001d1101"/>
    </style:style>
    <style:style style:name="P10" style:family="paragraph" style:parent-style-name="Text_20_body">
      <style:text-properties fo:language="fi" fo:country="FI" officeooo:rsid="001d3abf" officeooo:paragraph-rsid="001d3abf"/>
    </style:style>
    <style:style style:name="P11" style:family="paragraph" style:parent-style-name="Text_20_body">
      <style:text-properties officeooo:rsid="0023f360" officeooo:paragraph-rsid="0023f360"/>
    </style:style>
    <style:style style:name="P12" style:family="paragraph" style:parent-style-name="Text_20_body">
      <style:text-properties officeooo:paragraph-rsid="0023391a"/>
    </style:style>
    <style:style style:name="P13" style:family="paragraph" style:parent-style-name="Text_20_body">
      <style:text-properties officeooo:rsid="0025a82f" officeooo:paragraph-rsid="0025a82f"/>
    </style:style>
    <style:style style:name="T1" style:family="text">
      <style:text-properties officeooo:rsid="00133d97"/>
    </style:style>
    <style:style style:name="T2" style:family="text">
      <style:text-properties officeooo:rsid="001340d9"/>
    </style:style>
    <style:style style:name="T3" style:family="text">
      <style:text-properties officeooo:rsid="0015019b"/>
    </style:style>
    <style:style style:name="T4" style:family="text">
      <style:text-properties officeooo:rsid="00168d7b"/>
    </style:style>
    <style:style style:name="T5" style:family="text">
      <style:text-properties officeooo:rsid="00180f8c"/>
    </style:style>
    <style:style style:name="T6" style:family="text">
      <style:text-properties officeooo:rsid="0019d15f"/>
    </style:style>
    <style:style style:name="T7" style:family="text">
      <style:text-properties fo:language="fi" fo:country="FI" officeooo:rsid="001d1101"/>
    </style:style>
    <style:style style:name="T8" style:family="text">
      <style:text-properties fo:language="fi" fo:country="FI" officeooo:rsid="0023391a"/>
    </style:style>
    <style:style style:name="T9" style:family="text">
      <style:text-properties fo:language="fi" fo:country="FI" officeooo:rsid="0023d581"/>
    </style:style>
    <style:style style:name="T10" style:family="text">
      <style:text-properties fo:language="fi" fo:country="FI" officeooo:rsid="0023f360"/>
    </style:style>
    <style:style style:name="T11" style:family="text">
      <style:text-properties officeooo:rsid="001f1923"/>
    </style:style>
    <style:style style:name="T12" style:family="text">
      <style:text-properties officeooo:rsid="00207fbf"/>
    </style:style>
    <style:style style:name="T13" style:family="text">
      <style:text-properties officeooo:rsid="0021a880"/>
    </style:style>
    <style:style style:name="T14" style:family="text">
      <style:text-properties officeooo:rsid="0023f360"/>
    </style:style>
    <style:style style:name="T15" style:family="text">
      <style:text-properties officeooo:rsid="0025a82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earning Diary</text:p>
      <text:p text:style-name="P1">29.01.2021</text:p>
      <text:p text:style-name="P5"><text:span text:style-name="T2"><text:s text:c="4"/></text:span>I chose Visual Studio Code as the code editor for this course, set up remote Git repository and watched the first video of the course (Responsive Portfolio Website - Intro &amp; Sass Workflow Setup)<text:span text:style-name="T1">.</text:span><text:span text:style-name="T2"> In the first video the focus was on getting acquainted with the basics of html, css and sass. The sass part was new to me, so i learned how to set up and compile scss files into plain css and was surprised how straight forward the sass mechanics are. Last on the list were basics of interacting with Git - committing, pushing etc. .</text:span></text:p>
      <text:p text:style-name="P5"><text:span text:style-name="T3"><text:s/></text:span><text:span text:style-name="T5"><text:s text:c="2"/></text:span><text:span text:style-name="T4">In the next chapter i learned some more things relating to creating the responsive portfolio website such as structuring html file - the sceleton of the website, and some core sass properties such as nesting. I also learned how to customize fonts. The html part was relatively known to me from before. REM units were also explained later on in the video.</text:span><text:span text:style-name="T6"> The ways you can manipulate the visuals of the page using sass were completely new to me, so learned a great deal there.</text:span></text:p>
      <text:p text:style-name="Subtitle"><text:s text:c="3"/><text:span text:style-name="T7"><text:s/>30.01.2021</text:span></text:p>
      <text:p text:style-name="P9"><text:s text:c="2"/>Today i started by watching the video 3 in the series provided on the moodle page. This part concentrated on creating an interactive menu button and adding it to the page. This in its turn demanded that we add JavaScript code, so that we could perform dynamic actions. From the video tutorial i learned how to add and remove classes, select objects to manipulate, add EventListeners and perform transitions in CSS. Manipulating the DOM by using JavaScript was pretty straight forward and learning it was a pleasant experience.</text:p>
      <text:p text:style-name="P10"><text:s text:c="3"/>In the fourth video i got to learn some really cool techniques one can do with the help of CSS: transformations, overlays and so on. The other thing that was pretty important to learn were media queries and making the website responsive. In the video the focus was on making the navigation menu look good.</text:p>
      <text:p text:style-name="P2">31.01.2021</text:p>
      <text:p text:style-name="P6"><text:s text:c="3"/><text:span text:style-name="T11"><text:s text:c="3"/>This time i started by watching the video number 5 in the series. </text:span><text:span text:style-name="T12">In this video i learned how to position elements on the page with help o</text:span><text:span text:style-name="T13">f CSS grid and </text:span></text:p>
      <text:p text:style-name="P6"/>
      <text:p text:style-name="P6"/>
      <text:p text:style-name="P6"/>
      <text:p text:style-name="P6"/>
      <text:p text:style-name="P3">01.02.2021</text:p>
      <text:p text:style-name="P12"><text:span text:style-name="T8"><text:s text:c="3"/>During this day i watched part 6 and 7 of the series ”Responsive Portfolio Website”</text:span><text:span text:style-name="T9">. During this day i started doing my own project - configured package.json, created skeleton of the main page using html and </text:span><text:span text:style-name="T10">started </text:span><text:span text:style-name="T9">plann</text:span><text:span text:style-name="T10">ing </text:span><text:span text:style-name="T9">the design of the main page.</text:span></text:p>
      <text:p text:style-name="Subtitle"><text:soft-page-break/><text:s text:c="4"/><text:span text:style-name="T14">10.02.2021</text:span></text:p>
      <text:p text:style-name="P11"><text:s text:c="3"/>Today I draw a sketch, which portrays the website and defines its layout. I decided to make a website about the capital of Norway, which would contain information about its history, places to see and night life attractions for those who are fond of such things.</text:p>
      <text:p text:style-name="P7">13.02.2021</text:p>
      <text:p text:style-name="P11"><text:s text:c="3"/>During this day I defined the skeleton of my project – structurized different folder for scss, js, html etc. I also got in touch with CSS Grid and tried to implement it on the index.html page. <text:span text:style-name="T15">I also started planning the sidebar menu and reading on css transitions. </text:span></text:p>
      <text:p text:style-name="P8">19.02.2021</text:p>
      <text:p text:style-name="P13"><text:s text:c="3"/>This day I finished working on my index.html page and started working on the sidebar menu and CSS transitions. I started sketching the nightlife.html page and planning the design. </text:p>
      <text:p text:style-name="P8">23.02.2021</text:p>
      <text:p text:style-name="P13"><text:s text:c="3"/>I got the design and started implementing the design on the page nightlife.html with help of some containers and filter(blur) feature of CSS. I implemented the darker design as I thought it would be conceptually more correct. I got into a little bit of troubles trying to implement the hover effect with mouse and ended up writing some JavaScript code. </text:p>
      <text:p text:style-name="Subtitle"><text:s text:c="3"/><text:span text:style-name="T15">03.03.2021</text:span></text:p>
      <text:p text:style-name="Text_20_body"><text:s text:c="2"/><text:span text:style-name="T15">I drew and planned the history.html page, which became the most difficult one as I had problems with making the main component cover the whole page. The problem was that I should’ve given both .html and .body height of 100% whereas I did not do it on html. Another mistake I made was that I did not choose initial sizes for containers inside the main. In the end I got it right and had everything implemented but the history.html was definetely the most difficult one as there was much content, much text and I have no previous experience of making such layouts.</text:span></text:p>
      <text:p text:style-name="P8">20.03.2021</text:p>
      <text:p text:style-name="P13"><text:s text:c="3"/>I implemented responsive design and made queries for different width of screens that the endusers might end up using. It was my first time doing it so I learned a great deal.</text:p>
      <text:p text:style-name="P8">23.03.2021</text:p>
      <text:p text:style-name="P13"><text:s text:c="3"/>I deployed the website on github.io. It was a little bit tricky as the video series got a bit outdated and so I was forced to look into how one is supposed to do it on my own. After I deployed the website, I realised that one of the hrefs of nightlife.html was broken : I forgot to set https:// to the beginning and so I was forced to make changes. Not only that but when I out of interest went on to check the website on my smartphone, I saw that one particular photo had an odd format (webp) and could not be displayed, so I was forced to once again make some more changes. As the finishing touch I went through all the code to make it more structured, remove unnecessary space and so on.</text:p>
      <text:p text:style-name="Subtitle"><text:s text:c="57"/></text:p>
      <text:p text:style-name="P11"/>
      <text:p text:style-name="P4"><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9T13:52:52.631000000</meta:creation-date>
    <dc:date>2021-03-23T19:52:01.583251975</dc:date>
    <meta:editing-duration>PT12H42M50S</meta:editing-duration>
    <meta:editing-cycles>5</meta:editing-cycles>
    <meta:generator>LibreOffice/6.4.6.2$Linux_X86_64 LibreOffice_project/40$Build-2</meta:generator>
    <meta:document-statistic meta:table-count="0" meta:image-count="0" meta:object-count="0" meta:page-count="3" meta:paragraph-count="26" meta:word-count="867" meta:character-count="4959" meta:non-whitespace-character-count="4003"/>
  </office:meta>
</office:document-meta>
</file>